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b4f" officeooo:paragraph-rsid="0001bb4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officeooo:rsid="0001bb4f" officeooo:paragraph-rsid="0003f76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1bb4f" officeooo:paragraph-rsid="0001bb4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01bb4f" officeooo:paragraph-rsid="0001bb4f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01bb4f" officeooo:paragraph-rsid="0003a8a7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officeooo:rsid="000b1766" officeooo:paragraph-rsid="000b1766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1bb4f" officeooo:paragraph-rsid="0001bb4f" style:font-size-asian="26pt" style:font-size-complex="26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1bb4f" officeooo:paragraph-rsid="0001bb4f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1bb4f" officeooo:paragraph-rsid="00024e5a" style:font-size-asian="15pt" style:font-size-complex="15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5pt" style:text-underline-style="none" officeooo:rsid="0003f763" officeooo:paragraph-rsid="0003f763" style:font-size-asian="15pt" style:font-size-complex="15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5pt" style:text-underline-style="none" officeooo:rsid="0003f763" officeooo:paragraph-rsid="0003f763" style:font-size-asian="15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24e5a" officeooo:paragraph-rsid="00024e5a" style:font-size-asian="15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officeooo:rsid="000b1766" officeooo:paragraph-rsid="000b1766" style:font-size-asian="15pt" style:font-size-complex="15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5pt" officeooo:paragraph-rsid="0003f763" style:font-size-asian="15pt" style:font-size-complex="15pt"/>
    </style:style>
    <style:style style:name="T1" style:family="text">
      <style:text-properties officeooo:rsid="00024e5a"/>
    </style:style>
    <style:style style:name="T2" style:family="text">
      <style:text-properties officeooo:rsid="0003a8a7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3f763" style:font-weight-asian="bold" style:font-weight-complex="bold"/>
    </style:style>
    <style:style style:name="T5" style:family="text">
      <style:text-properties style:text-underline-style="none" officeooo:rsid="0003f7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ZChapter7</text:p>
      <text:p text:style-name="P3"/>
      <text:p text:style-name="P1">User Management</text:p>
      <text:list xml:id="list1044387341" text:style-name="L1">
        <text:list-item>
          <text:p text:style-name="P9">Home Page</text:p>
        </text:list-item>
        <text:list-item>
          <text:p text:style-name="P9">Sign Up</text:p>
        </text:list-item>
        <text:list-item>
          <text:p text:style-name="P9">Login</text:p>
        </text:list-item>
      </text:list>
      <text:list xml:id="list176495163" text:style-name="L2">
        <text:list-item>
          <text:list>
            <text:list-header>
              <text:p text:style-name="P11">1.Forgotten Password.</text:p>
              <text:p text:style-name="P21"><text:span text:style-name="T5">2.Change Password mail will be </text:span>generate<text:span text:style-name="T5">.</text:span></text:p>
            </text:list-header>
          </text:list>
        </text:list-item>
      </text:list>
      <text:list xml:id="list173027542808036" text:continue-list="list1044387341" text:style-name="L1">
        <text:list-item>
          <text:p text:style-name="P9">Our Process</text:p>
        </text:list-item>
        <text:list-item>
          <text:p text:style-name="P9">learning Center</text:p>
        </text:list-item>
      </text:list>
      <text:p text:style-name="P4"><text:tab/><text:tab/><text:span text:style-name="T1">1.Searching Artical</text:span></text:p>
      <text:p text:style-name="P5"><text:tab/><text:tab/><text:span text:style-name="T1">2.Showing Catagory Tabs</text:span></text:p>
      <text:p text:style-name="P5"><text:tab/><text:tab/><text:span text:style-name="T2">3.Based on the Category the Articles can be filtered.</text:span></text:p>
      <text:p text:style-name="P5"><text:tab/><text:tab/><text:span text:style-name="T2">4.With the each Article, click Read More icon to open Article <text:tab/><text:tab/><text:tab/> <text:s text:c="3"/>details Page</text:span></text:p>
      <text:p text:style-name="P5"><text:tab/><text:tab/><text:span text:style-name="T2">5. In the Article details page , by clicking on ‘Read More’ <text:s/>therest of <text:tab/><text:tab/> <text:s text:c="3"/>the Article details will be shown.</text:span></text:p>
      <text:list xml:id="list173029062038850" text:continue-numbering="true" text:style-name="L1">
        <text:list-item>
          <text:p text:style-name="P9">Service Terms</text:p>
        </text:list-item>
        <text:list-item>
          <text:p text:style-name="P10"><text:span text:style-name="T1">C</text:span>areer</text:p>
        </text:list-item>
        <text:list-item>
          <text:p text:style-name="P13">Team</text:p>
        </text:list-item>
        <text:list-item>
          <text:p text:style-name="P10"><text:span text:style-name="T1">S</text:span>upporters<text:tab/></text:p>
        </text:list-item>
        <text:list-item>
          <text:p text:style-name="P14">Logout</text:p>
        </text:list-item>
      </text:list>
      <text:p text:style-name="P2"><text:tab/><text:tab/><text:tab/><text:tab/><text:tab/><text:span text:style-name="T4">Admin </text:span><text:span text:style-name="T3">Management</text:span></text:p>
      <text:list xml:id="list3687209329" text:style-name="L3">
        <text:list-item>
          <text:p text:style-name="P15">Login</text:p>
        </text:list-item>
      </text:list>
      <text:list xml:id="list2328523508" text:style-name="L4">
        <text:list-item>
          <text:p text:style-name="P12">Home Page</text:p>
        </text:list-item>
        <text:list-item>
          <text:p text:style-name="P12">Static Page</text:p>
          <text:list>
            <text:list-item>
              <text:list>
                <text:list-header>
                  <text:p text:style-name="P16">1.Edit</text:p>
                  <text:p text:style-name="P16">2.Delete</text:p>
                </text:list-header>
              </text:list>
            </text:list-item>
          </text:list>
        </text:list-item>
        <text:list-item>
          <text:p text:style-name="P12">User Management</text:p>
        </text:list-item>
      </text:list>
      <text:list xml:id="list1539290677" text:style-name="L5">
        <text:list-item>
          <text:list>
            <text:list-item>
              <text:list>
                <text:list-item>
                  <text:p text:style-name="P17">Edit</text:p>
                </text:list-item>
                <text:list-item>
                  <text:p text:style-name="P17">Delete</text:p>
                </text:list-item>
                <text:list-item>
                  <text:p text:style-name="P17">Status Make Active or Inactive</text:p>
                </text:list-item>
              </text:list>
            </text:list-item>
          </text:list>
        </text:list-item>
      </text:list>
      <text:list xml:id="list173028391529275" text:continue-list="list2328523508" text:style-name="L4">
        <text:list-item>
          <text:p text:style-name="P12">Catagory Management</text:p>
        </text:list-item>
      </text:list>
      <text:list xml:id="list482410553" text:style-name="L6">
        <text:list-item>
          <text:list>
            <text:list-item>
              <text:list>
                <text:list-item>
                  <text:p text:style-name="P18">Add</text:p>
                </text:list-item>
                <text:list-item>
                  <text:p text:style-name="P18">Edit</text:p>
                </text:list-item>
                <text:list-item>
                  <text:p text:style-name="P18">Delete</text:p>
                </text:list-item>
                <text:list-item>
                  <text:p text:style-name="P18">Status Make Active or Inactive</text:p>
                </text:list-item>
              </text:list>
            </text:list-item>
          </text:list>
        </text:list-item>
      </text:list>
      <text:list xml:id="list173027479672144" text:continue-list="list173028391529275" text:style-name="L4">
        <text:list-item>
          <text:p text:style-name="P16">Article Management</text:p>
        </text:list-item>
      </text:list>
      <text:list xml:id="list1687178093" text:style-name="L7">
        <text:list-item>
          <text:list>
            <text:list-item>
              <text:p text:style-name="P19">Add</text:p>
            </text:list-item>
            <text:list-item>
              <text:p text:style-name="P19">Edit</text:p>
            </text:list-item>
            <text:list-item>
              <text:p text:style-name="P19">Delete</text:p>
            </text:list-item>
          </text:list>
        </text:list-item>
      </text:list>
      <text:list xml:id="list173027862325747" text:continue-list="list173027479672144" text:style-name="L4">
        <text:list-item>
          <text:p text:style-name="P16"><text:soft-page-break/>Logout</text:p>
        </text:list-item>
      </text:list>
      <text:p text:style-name="P6"/>
      <text:p text:style-name="P6"/>
      <text:p text:style-name="P7">FrontEnd : </text:p>
      <text:p text:style-name="P7"/>
      <text:p text:style-name="P7"><text:a xlink:type="simple" xlink:href="http://ogmaconceptions.com/demo/EZ/" text:style-name="Internet_20_link" text:visited-style-name="Visited_20_Internet_20_Link">http://ogmaconceptions.com/demo/EZ/</text:a></text:p>
      <text:p text:style-name="P7"/>
      <text:p text:style-name="P7">login credentials: anish@gmail.com/ 123456</text:p>
      <text:p text:style-name="P7"/>
      <text:p text:style-name="P7"/>
      <text:p text:style-name="P7">Backend/ Admin :</text:p>
      <text:p text:style-name="P7"/>
      <text:p text:style-name="P7"><text:a xlink:type="simple" xlink:href="http://ogmaconceptions.com/demo/EZ/admin" text:style-name="Internet_20_link" text:visited-style-name="Visited_20_Internet_20_Link">http://ogmaconceptions.com/demo/EZ/admin</text:a></text:p>
      <text:p text:style-name="P7"/>
      <text:p text:style-name="P7"><text:a xlink:type="simple" xlink:href="mailto:smriti.mishra@ogmaconceptions.com" text:style-name="Internet_20_link" text:visited-style-name="Visited_20_Internet_20_Link">smriti.mishra@ogmaconceptions.com</text:a> / 123456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10:27.883522560</meta:creation-date>
    <meta:editing-duration>PT15M29S</meta:editing-duration>
    <meta:editing-cycles>4</meta:editing-cycles>
    <meta:generator>LibreOffice/6.0.7.3$Linux_X86_64 LibreOffice_project/00m0$Build-3</meta:generator>
    <dc:date>2019-04-03T17:30:27.167677932</dc:date>
    <meta:document-statistic meta:table-count="0" meta:image-count="0" meta:object-count="0" meta:page-count="2" meta:paragraph-count="45" meta:word-count="150" meta:character-count="910" meta:non-whitespace-character-count="803"/>
  </office:meta>
</office:document-meta>
</file>